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12T00:00:00" table:style-name="ce4">
            <text:p>12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currency" office:value="3.3000000000000003" table:style-name="ce9">
            <text:p>CHF 3,3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2" table:style-name="ce8">
            <text:p>52</text:p>
          </table:table-cell>
          <table:table-cell office:value-type="currency" office:value="10.200000000000001" table:style-name="ce9">
            <text:p>CHF 10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73" table:style-name="ce8">
            <text:p>73</text:p>
          </table:table-cell>
          <table:table-cell office:value-type="currency" office:value="24.6" table:style-name="ce9">
            <text:p>CHF 24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71" table:style-name="ce8">
            <text:p>71</text:p>
          </table:table-cell>
          <table:table-cell office:value-type="currency" office:value="60.5" table:style-name="ce9">
            <text:p>CHF 60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float" office:value="69" table:style-name="ce8">
            <text:p>69</text:p>
          </table:table-cell>
          <table:table-cell office:value-type="currency" office:value="219" table:style-name="ce9">
            <text:p>CHF 219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float" office:value="71" table:style-name="ce8">
            <text:p>71</text:p>
          </table:table-cell>
          <table:table-cell office:value-type="currency" office:value="442" table:style-name="ce9">
            <text:p>CHF 44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5" table:style-name="ce8">
            <text:p>55</text:p>
          </table:table-cell>
          <table:table-cell office:value-type="currency" office:value="400" table:style-name="ce9">
            <text:p>CHF 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0" table:style-name="ce8">
            <text:p>50</text:p>
          </table:table-cell>
          <table:table-cell office:value-type="currency" office:value="500" table:style-name="ce9">
            <text:p>CHF 5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49" table:style-name="ce8">
            <text:p>49</text:p>
          </table:table-cell>
          <table:table-cell office:value-type="currency" office:value="980" table:style-name="ce9">
            <text:p>CHF 9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6" table:style-name="ce8">
            <text:p>6</text:p>
          </table:table-cell>
          <table:table-cell office:value-type="currency" office:value="300" table:style-name="ce9">
            <text:p>CHF 3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4" table:style-name="ce8">
            <text:p>4</text:p>
          </table:table-cell>
          <table:table-cell office:value-type="currency" office:value="400" table:style-name="ce9">
            <text:p>CHF 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0" table:style-name="ce9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539.6" table:number-columns-spanned="2" table:number-rows-spanned="1" table:style-name="ce11">
            <text:p>CHF 3.539,6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45:12Z</dc:date>
    <meta:print-date>2022-09-13T16:45:08Z</meta:print-date>
    <meta:editing-cycles>17</meta:editing-cycles>
    <meta:editing-duration>PT0S</meta:editing-duration>
  </office:meta>
</office:document-meta>
</file>